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2.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position="" fo:font-size="12pt" style:font-size-asian="12pt" style:font-size-complex="12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2pt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rt-Nr</text:p>
          </table:table-cell>
          <table:table-cell office:value-type="string" calcext:value-type="string">
            <text:p>Anzahl (min.)</text:p>
          </table:table-cell>
          <table:table-cell table:style-name="ce2" office:value-type="string" calcext:value-type="string">
            <text:p>Desc</text:p>
          </table:table-cell>
        </table:table-row>
        <table:table-row table:style-name="ro2">
          <table:table-cell office:value-type="string" calcext:value-type="string">
            <text:p>103-65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 Pro Laborsteckverbinder 4 mm Buchse</text:p>
          </table:table-cell>
        </table:table-row>
        <table:table-row table:style-name="ro2">
          <table:table-cell office:value-type="string" calcext:value-type="string">
            <text:p>103-65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445-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apter</text:p>
          </table:table-cell>
        </table:table-row>
        <table:table-row table:style-name="ro2">
          <table:table-cell office:value-type="string" calcext:value-type="string">
            <text:p>445-0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732-96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5033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737-72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 N-Mosfet</text:p>
          </table:table-cell>
        </table:table-row>
        <table:table-row table:style-name="ro2">
          <table:table-cell office:value-type="string" calcext:value-type="string">
            <text:p>134-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 P-Mosfet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784-89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 N-Mosfet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617-16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ktor 220µH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122-5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ing LED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1" office:value-type="string" calcext:value-type="string">
            <text:p>614-2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text:span text:style-name="T1">rd</text:span> Hand</text:p>
          </table:table-cell>
        </table:table-row>
        <table:table-row table:style-name="ro2">
          <table:table-cell office:value-type="string" calcext:value-type="string">
            <text:p>614-22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816-68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ttky Diode Small</text:p>
          </table:table-cell>
        </table:table-row>
        <table:table-row table:style-name="ro2">
          <table:table-cell office:value-type="string" calcext:value-type="string">
            <text:p>543-16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ttky Diode Large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729-36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ti Front</text:p>
          </table:table-cell>
        </table:table-row>
        <table:table-row table:style-name="ro2">
          <table:table-cell office:value-type="string" calcext:value-type="string">
            <text:p>522-00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ti Pullup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 LED for pullu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/00/0000</text:date>, <text:time style:data-style-name="N2" text:time-value="13:52:07.5353513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Franzen</meta:initial-creator>
    <meta:creation-date>2017-08-23T17:58:22.720766744</meta:creation-date>
    <dc:date>2017-08-23T18:10:27.113511840</dc:date>
    <dc:creator>Florian Franzen</dc:creator>
    <meta:editing-duration>PT12M</meta:editing-duration>
    <meta:editing-cycles>9</meta:editing-cycles>
    <meta:generator>LibreOffice/5.1.6.2$Linux_X86_64 LibreOffice_project/10m0$Build-2</meta:generator>
    <meta:document-statistic meta:table-count="1" meta:cell-count="51" meta:object-count="0"/>
  </office:meta>
</office:document-meta>
</file>